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Liberation Sans" svg:font-family="'Liberation Sans'"/>
    <style:font-face style:name="NotCourierSans" svg:font-family="NotCourierSans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5.0118in"/>
    </style:style>
    <style:style style:name="co12" style:family="table-column">
      <style:table-column-properties fo:break-before="auto" style:column-width="1.5374in"/>
    </style:style>
    <style:style style:name="co13" style:family="table-column">
      <style:table-column-properties fo:break-before="auto" style:column-width="1.5728in"/>
    </style:style>
    <style:style style:name="co14" style:family="table-column">
      <style:table-column-properties fo:break-before="auto" style:column-width="1.6402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4736in"/>
    </style:style>
    <style:style style:name="co17" style:family="table-column">
      <style:table-column-properties fo:break-before="auto" style:column-width="1.9354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1.8752in" fo:break-before="auto" style:use-optimal-row-height="false"/>
    </style:style>
    <style:style style:name="ro5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7917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4028in" fo:break-before="auto" style:use-optimal-row-height="false"/>
    </style:style>
    <style:style style:name="ro14" style:family="table-row">
      <style:table-row-properties style:row-height="0.5972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508in" fo:break-before="auto" style:use-optimal-row-height="false"/>
    </style:style>
    <style:style style:name="ro19" style:family="table-row">
      <style:table-row-properties style:row-height="0.5102in" fo:break-before="auto" style:use-optimal-row-height="false"/>
    </style:style>
    <style:style style:name="ta1" style:family="table" style:master-page-name="_32_011_5f_2012">
      <style:table-properties table:display="true" style:writing-mode="lr-tb"/>
    </style:style>
    <style:style style:name="ta2" style:family="table" style:master-page-name="_32_012_5f_2013">
      <style:table-properties table:display="true" style:writing-mode="lr-tb"/>
    </style:style>
    <style:style style:name="ta3" style:family="table" style:master-page-name="_32_013-2014">
      <style:table-properties table:display="true" style:writing-mode="lr-tb"/>
    </style:style>
    <style:style style:name="ta4" style:family="table" style:master-page-name="_32_014-2015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21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21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21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ffff00" gnm:pattern-colour="#000000" gnm:pattern="1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21">
      <style:table-cell-properties style:glyph-orientation-vertical="auto" fo:background-color="#afff73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afff73" gnm:pattern-colour="#000000" gnm:pattern="1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4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ff00" gnm:pattern-colour="#000000" gnm:pattern="1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21">
      <style:table-cell-properties style:glyph-orientation-vertical="auto" fo:border-bottom="none" fo:background-color="#e6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e6ff00" gnm:pattern-colour="#000000" gnm:pattern="1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1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e6ff00" gnm:pattern-colour="#000000" gnm:pattern="1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23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cc" gnm:pattern-colour="#000000" gnm:pattern="1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/>
    </style:style>
    <style:style style:name="ce6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1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cc" gnm:pattern-colour="#000000" gnm:pattern="1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cc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 style:font-name-asian="DejaVu Sans" style:font-name-complex="Lohit Hindi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/>
    </style:style>
    <style:style style:name="ce71" style:family="table-cell" style:parent-style-name="Default" style:data-style-name="N124">
      <style:table-cell-properties style:glyph-orientation-vertical="auto" fo:background-color="#ffd32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1_2012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3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2" office:value-type="string" calcext:value-type="string">
            <text:p>en jours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.00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.00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.00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.00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.00</text:p>
          </table:table-cell>
          <table:table-cell table:style-name="ce20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4" office:value-type="float" office:value="500" calcext:value-type="float">
            <text:p>500</text:p>
          </table:table-cell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0" table:formula="of:=[.B8]*[.B9]" office:value-type="float" office:value="25000" calcext:value-type="float">
            <text:p>25,000.00 </text:p>
          </table:table-cell>
          <table:table-cell table:style-name="ce10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1" table:formula="of:=(([.B10]*0.625)/1.21)+(([.B10]*0.375)/1.06)" office:value-type="float" office:value="21757.5627631374" calcext:value-type="float">
            <text:p>21,757.56 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.50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.75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.13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.38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1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.00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.00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8" office:value-type="string" calcext:value-type="string">
            <text:p>hors budget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.00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.00</text:p>
          </table:table-cell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.38</text:p>
          </table:table-cell>
          <table:table-cell table:style-name="ce10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2" table:formula="of:=([.B11]*0.625)" office:value-type="float" office:value="13598.4767269609" calcext:value-type="float">
            <text:p>13,598.48 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3" table:formula="of:=[.B32]/[.B31]" office:value-type="float" office:value="124.328930075071" calcext:value-type="float">
            <text:p>124.33 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1" table:formula="of:=[.B33]/8" office:value-type="float" office:value="15.5411162593838" calcext:value-type="float">
            <text:p>15.54 </text:p>
          </table:table-cell>
          <table:table-cell table:style-name="ce11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.60</text:p>
          </table:table-cell>
          <table:table-cell table:style-name="ce10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.23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3" table:formula="of:=[.B17]/[.B35]" office:value-type="float" office:value="0.433780203359462" calcext:value-type="float">
            <text:p>0.433780203359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" office:value-type="float" office:value="5000" calcext:value-type="float">
            <text:p>5000</text:p>
          </table:table-cell>
          <table:table-cell table:style-name="ce13" table:formula="of:=[.B38]*1.21" office:value-type="float" office:value="6050" calcext:value-type="float">
            <text:p>6,050.00 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3" table:formula="of:=(9000-[.C38])/1.06" office:value-type="float" office:value="2783.01886792453" calcext:value-type="float">
            <text:p>2,783.02 </text:p>
          </table:table-cell>
          <table:table-cell table:style-name="ce13" table:formula="of:=[.B39]*1.06" office:value-type="float" office:value="2950" calcext:value-type="float">
            <text:p>2,95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3" table:formula="of:=5000+3007.49" office:value-type="float" office:value="8007.49" calcext:value-type="float">
            <text:p>8,007.49 </text:p>
          </table:table-cell>
          <table:table-cell table:style-name="ce13" table:formula="of:=(5000*1.21)+(3007.49*1.06)" office:value-type="float" office:value="9237.9394" calcext:value-type="float">
            <text:p>9,237.94 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3" table:formula="of:=(((25000*0.625)/1.21)-[.B38])-5000" office:value-type="float" office:value="2913.22314049587" calcext:value-type="float">
            <text:p>2,913.22 </text:p>
          </table:table-cell>
          <table:table-cell table:style-name="ce13" table:formula="of:=[.B41]*1.21" office:value-type="float" office:value="3525" calcext:value-type="float">
            <text:p>3,525.00 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1" table:formula="of:=(((25000*0.375)/1.06)-[.B39])-3007.49" office:value-type="float" office:value="3053.83075471698" calcext:value-type="float">
            <text:p>3,053.83 </text:p>
          </table:table-cell>
          <table:table-cell table:style-name="ce11" table:formula="of:=[.B42]*1.06" office:value-type="float" office:value="3237.0606" calcext:value-type="float">
            <text:p>3,237.06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3" office:value-type="float" office:value="1446" calcext:value-type="float">
            <text:p>1446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2" office:value-type="float" office:value="3055" calcext:value-type="float">
            <text:p>3055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14" table:formula="of:=([.B32]*[.B37])*([.B15]/[.B17])" office:value-type="float" office:value="1787.5" calcext:value-type="float">
            <text:p>1,787.50 </text:p>
          </table:table-cell>
          <table:table-cell table:style-name="ce10" table:formula="of:=[.B45]*1.21" office:value-type="float" office:value="2162.875" calcext:value-type="float">
            <text:p>2,162.88 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15" table:formula="of:=([.B32]*[.B37])*(([.B13]+[.B14])/[.B17])" office:value-type="float" office:value="3055" calcext:value-type="float">
            <text:p>3,055.00 </text:p>
          </table:table-cell>
          <table:table-cell table:style-name="ce13" table:formula="of:=[.B46]*1.21" office:value-type="float" office:value="3696.55" calcext:value-type="float">
            <text:p>3,696.55 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0" table:formula="of:=[.B43]-[.B45]" office:value-type="float" office:value="-341.5" calcext:value-type="float">
            <text:p>-341.50 </text:p>
          </table:table-cell>
          <table:table-cell table:style-name="ce13" table:formula="of:=[.B47]*1.21" office:value-type="float" office:value="-413.215" calcext:value-type="float">
            <text:p>-413.22 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1" table:formula="of:=[.B44]-[.B46]" office:value-type="float" office:value="0" calcext:value-type="float">
            <text:p>0.00 </text:p>
          </table:table-cell>
          <table:table-cell table:style-name="ce11" table:formula="of:=[.B48]*1.21" office:value-type="float" office:value="0" calcext:value-type="float">
            <text:p>0.00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0" table:formula="of:=[.B10]-([.B36]*130)" office:value-type="float" office:value="17300.2732730391" calcext:value-type="float">
            <text:p>17,300.27 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3" table:formula="of:=([.B10]*0.625)-[.B38]" office:value-type="float" office:value="10625" calcext:value-type="float">
            <text:p>10,625.00 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1" table:formula="of:=([.B10]*0.375)-[.B39]" office:value-type="float" office:value="6591.98113207547" calcext:value-type="float">
            <text:p>6,591.98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16" office:value-type="float" office:value="3154" calcext:value-type="float">
            <text:p>3154</text:p>
          </table:table-cell>
          <table:table-cell table:style-name="ce10" table:formula="of:=[.B52]*1.06" office:value-type="float" office:value="3343.24" calcext:value-type="float">
            <text:p>3,343.24 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17" table:formula="of:=341.5+1872.57" office:value-type="float" office:value="2214.07" calcext:value-type="float">
            <text:p>2,214.07 </text:p>
          </table:table-cell>
          <table:table-cell table:style-name="ce13" table:formula="of:=[.B53]*1.21" office:value-type="float" office:value="2679.0247" calcext:value-type="float">
            <text:p>2,679.02 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1" table:formula="of:=SUM([.B52:.B53])" office:value-type="float" office:value="5368.07" calcext:value-type="float">
            <text:p>5,368.07 </text:p>
          </table:table-cell>
          <table:table-cell table:style-name="ce11" table:formula="of:=SUM([.C52:.C53])" office:value-type="float" office:value="6022.2647" calcext:value-type="float">
            <text:p>6,022.26 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0" table:formula="of:=(([.B32]-[.B54])-[.B46])-[.B43]" office:value-type="float" office:value="3729.40672696086" calcext:value-type="float">
            <text:p>3,729.41 </text:p>
          </table:table-cell>
          <table:table-cell table:style-name="ce10" office:value-type="string" calcext:value-type="string"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1" table:formula="of:=[.B55]+950" office:value-type="float" office:value="4679.40672696086" calcext:value-type="float">
            <text:p>4,679.41 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18" office:value-type="float" office:value="2035" calcext:value-type="float">
            <text:p>203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19" office:value-type="float" office:value="1719.25" calcext:value-type="float">
            <text:p>1719.25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3"/>
          <table:table-cell table:style-name="ce10" table:formula="of:=[.B56]-([.B57]+[.B58])" office:value-type="float" office:value="925.156726960862" calcext:value-type="float">
            <text:p>925.16 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/>
          <table:table-cell table:style-name="ce13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3" table:formula="of:=[.B55]/130" office:value-type="float" office:value="28.6877440535451" calcext:value-type="float">
            <text:p>28.69 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1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0" table:formula="of:=[.B55]*(100/62.5)" office:value-type="float" office:value="5967.05076313738" calcext:value-type="float">
            <text:p>5,967.05 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/>
          <table:table-cell table:style-name="ce13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3" table:formula="of:=([.B46]+[.B52])+[.B58]" office:value-type="float" office:value="7928.25" calcext:value-type="float">
            <text:p>7,928.25 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3" table:formula="of:=([.B45]+[.B53])+[.B57]" office:value-type="float" office:value="6036.57" calcext:value-type="float">
            <text:p>6,036.57 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/>
          <table:table-cell table:style-name="ce13" table:formula="of:=[.B66]+[.B65]" office:value-type="float" office:value="13964.82" calcext:value-type="float">
            <text:p>13,964.82 </text:p>
          </table:table-cell>
          <table:table-cell table:style-name="ce13" table:formula="of:=[.B59]" office:value-type="float" office:value="925.156726960862" calcext:value-type="float">
            <text:p>925.16 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3" table:formula="of:=([.C67]/[.B67])*[.B66]" office:value-type="float" office:value="399.917316748095" calcext:value-type="float">
            <text:p>399.92 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3" table:formula="of:=[.C67]-[.B68]" office:value-type="float" office:value="525.239410212767" calcext:value-type="float">
            <text:p>525.24 </text:p>
          </table:table-cell>
          <table:table-cell table:style-name="ce13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2011_2012.$A$1" table:expression="#REF!"/>
          <table:named-expression table:name="Sheet_Title" table:base-cell-address="$2011_2012.$A$1" table:expression="&quot;2011_2012&quot;"/>
        </table:named-expressions>
      </table:table>
      <table:table table:name="2012_2013" table:style-name="ta2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20" table:default-cell-style-name="ce5"/>
        <table:table-row table:style-name="ro10">
          <table:table-cell table:style-name="ce21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29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en jours</text:p>
          </table:table-cell>
          <table:table-cell table:style-name="ce32"/>
          <table:table-cell table:style-name="ce21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Programme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30" calcext:value-type="float">
            <text:p>30</text:p>
          </table:table-cell>
          <table:table-cell table:style-name="ce32" table:formula="of:=[.B4]*[.C4]" office:value-type="float" office:value="30" calcext:value-type="float">
            <text:p>30.000000000000000</text:p>
          </table:table-cell>
          <table:table-cell table:style-name="ce29" table:formula="of:=pj*[.D4]" office:value-type="float" office:value="7018.8967883371" calcext:value-type="float">
            <text:p>7,018.90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Affiche de saison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2" table:formula="of:=[.B5]*[.C5]" office:value-type="float" office:value="3" calcext:value-type="float">
            <text:p>3.000000000000000</text:p>
          </table:table-cell>
          <table:table-cell table:style-name="ce29" table:formula="of:=pj*[.D5]" office:value-type="float" office:value="701.88967883371" calcext:value-type="float">
            <text:p>701.89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Affiches </text:p>
          </table:table-cell>
          <table:table-cell table:style-name="ce25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32" table:formula="of:=[.B6]*[.C6]" office:value-type="float" office:value="16" calcext:value-type="float">
            <text:p>16.000000000000000</text:p>
          </table:table-cell>
          <table:table-cell table:style-name="ce29" table:formula="of:=pj*[.D6]" office:value-type="float" office:value="3743.41162044645" calcext:value-type="float">
            <text:p>3,743.41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Flyers</text:p>
          </table:table-cell>
          <table:table-cell table:style-name="ce25" office:value-type="float" office:value="12" calcext:value-type="float">
            <text:p>12</text:p>
          </table:table-cell>
          <table:table-cell table:style-name="ce21" office:value-type="float" office:value="1.5" calcext:value-type="float">
            <text:p>1.5</text:p>
          </table:table-cell>
          <table:table-cell table:style-name="ce32" table:formula="of:=[.B7]*[.C7]" office:value-type="float" office:value="18" calcext:value-type="float">
            <text:p>18.000000000000000</text:p>
          </table:table-cell>
          <table:table-cell table:style-name="ce29" table:formula="of:=pj*[.D7]" office:value-type="float" office:value="4211.33807300226" calcext:value-type="float">
            <text:p>4,211.34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Web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32" table:formula="of:=[.B8]*[.C8]" office:value-type="float" office:value="7" calcext:value-type="float">
            <text:p>7.000000000000000</text:p>
          </table:table-cell>
          <table:table-cell table:style-name="ce29" table:formula="of:=pj*[.D8]" office:value-type="float" office:value="1637.74258394532" calcext:value-type="float">
            <text:p>1,637.74 </text:p>
          </table:table-cell>
          <table:table-cell table:number-columns-repeated="1019"/>
        </table:table-row>
        <table:table-row table:style-name="ro13">
          <table:table-cell table:style-name="ce21" office:value-type="string" calcext:value-type="string">
            <text:p>Signalétique et diver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32" table:formula="of:=[.B9]*[.C9]" office:value-type="float" office:value="7" calcext:value-type="float">
            <text:p>7.000000000000000</text:p>
          </table:table-cell>
          <table:table-cell table:style-name="ce29" table:formula="of:=pj*[.D9]" office:value-type="float" office:value="1637.74258394532" calcext:value-type="float">
            <text:p>1,637.74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Total jours</text:p>
          </table:table-cell>
          <table:table-cell table:number-columns-repeated="2"/>
          <table:table-cell table:style-name="ce32" table:formula="of:=SUM([.D4:.D9])" office:value-type="float" office:value="81" calcext:value-type="float">
            <text:p>81.000000000000000</text:p>
          </table:table-cell>
          <table:table-cell table:style-name="ce29" table:formula="of:=pj*[.D10]" office:value-type="float" office:value="18951.0213285102" calcext:value-type="float">
            <text:p>18,951.02 </text:p>
          </table:table-cell>
          <table:table-cell table:number-columns-repeated="1019"/>
        </table:table-row>
        <table:table-row table:style-name="ro12">
          <table:table-cell table:style-name="ce22" table:number-columns-repeated="5"/>
          <table:table-cell table:number-columns-repeated="1019"/>
        </table:table-row>
        <table:table-row table:style-name="ro12">
          <table:table-cell table:style-name="ce23" office:value-type="string" calcext:value-type="string">
            <text:p>Couts fixes</text:p>
          </table:table-cell>
          <table:table-cell table:style-name="ce23" table:number-columns-repeated="2"/>
          <table:table-cell table:style-name="ce28"/>
          <table:table-cell table:style-name="ce23"/>
          <table:table-cell table:number-columns-repeated="1019"/>
        </table:table-row>
        <table:table-row table:style-name="ro12">
          <table:table-cell table:style-name="ce21" office:value-type="string" calcext:value-type="string">
            <text:p>Façade peinture</text:p>
          </table:table-cell>
          <table:table-cell/>
          <table:table-cell table:style-name="ce27"/>
          <table:table-cell table:style-name="ce21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1" office:value-type="string" calcext:value-type="string">
            <text:p>Prints etc</text:p>
          </table:table-cell>
          <table:table-cell table:number-columns-repeated="2"/>
          <table:table-cell table:style-name="ce21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29"/>
          <table:table-cell table:number-columns-repeated="1020"/>
        </table:table-row>
        <table:table-row table:style-name="ro12">
          <table:table-cell table:style-name="ce21" office:value-type="string" calcext:value-type="string">
            <text:p>Total couts fixes</text:p>
          </table:table-cell>
          <table:table-cell table:number-columns-repeated="2"/>
          <table:table-cell table:style-name="ce29" table:formula="of:=SUM([.D13:.D15])" office:value-type="float" office:value="500" calcext:value-type="float">
            <text:p>500.00 </text:p>
          </table:table-cell>
          <table:table-cell table:number-columns-repeated="1020"/>
        </table:table-row>
        <table:table-row table:style-name="ro12">
          <table:table-cell table:style-name="ce22" table:number-columns-repeated="3"/>
          <table:table-cell table:style-name="ce30"/>
          <table:table-cell table:style-name="ce22"/>
          <table:table-cell table:number-columns-repeated="1019"/>
        </table:table-row>
        <table:table-row table:style-name="ro12">
          <table:table-cell table:style-name="ce23" office:value-type="string" calcext:value-type="string">
            <text:p>Total TVAC</text:p>
          </table:table-cell>
          <table:table-cell table:style-name="ce23"/>
          <table:table-cell table:style-name="ce28"/>
          <table:table-cell table:style-name="ce23" office:value-type="float" office:value="25000" calcext:value-type="float">
            <text:p>25000</text:p>
          </table:table-cell>
          <table:table-cell table:style-name="ce23"/>
          <table:table-cell table:number-columns-repeated="1019"/>
        </table:table-row>
        <table:table-row table:style-name="ro14">
          <table:table-cell table:style-name="ce21" office:value-type="string" calcext:value-type="string">
            <text:p>Total HTVA selon répartition 5/8 à 21% et 3/8 à 6%</text:p>
          </table:table-cell>
          <table:table-cell/>
          <table:table-cell table:style-name="ce29"/>
          <table:table-cell table:style-name="ce29" table:formula="of:=(([.D18]*0.625)/1.21)+(([.D18]*0.375)/1.06)" office:value-type="float" office:value="21757.5627631374" calcext:value-type="float">
            <text:p>21,757.56 </text:p>
          </table:table-cell>
          <table:table-cell table:number-columns-repeated="1020"/>
        </table:table-row>
        <table:table-row table:style-name="ro10">
          <table:table-cell table:style-name="ce21" office:value-type="string" calcext:value-type="string">
            <text:p>Total HTVA steph et ludi à 6%, pierre moitié-moitié 21% et 6%</text:p>
          </table:table-cell>
          <table:table-cell/>
          <table:table-cell table:style-name="ce29"/>
          <table:table-cell table:style-name="ce29" table:formula="of:=(((25000/3)*2)/1.06)+((25000/3)/1.135)" office:value-type="float" office:value="23065.4143462721" calcext:value-type="float">
            <text:p>23,065.41 </text:p>
          </table:table-cell>
          <table:table-cell table:style-name="ce21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Fee OSP 10%</text:p>
          </table:table-cell>
          <table:table-cell/>
          <table:table-cell table:style-name="ce29"/>
          <table:table-cell table:style-name="ce29" table:formula="of:=[.D20]*0.1" office:value-type="float" office:value="2306.54143462721" calcext:value-type="float">
            <text:p>2,306.54 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29" table:number-columns-repeated="2"/>
          <table:table-cell table:number-columns-repeated="1020"/>
        </table:table-row>
        <table:table-row table:style-name="ro12">
          <table:table-cell table:style-name="ce22" table:number-columns-repeated="2"/>
          <table:table-cell table:style-name="ce30" table:number-columns-repeated="2"/>
          <table:table-cell table:style-name="ce22"/>
          <table:table-cell table:number-columns-repeated="1019"/>
        </table:table-row>
        <table:table-row table:style-name="ro12">
          <table:table-cell table:style-name="ce23" office:value-type="string" calcext:value-type="string">
            <text:p>Par heure</text:p>
          </table:table-cell>
          <table:table-cell table:style-name="ce23"/>
          <table:table-cell table:style-name="ce28"/>
          <table:table-cell table:style-name="ce28" table:formula="of:=((([.D19]-[.D16])-[.D21])/[.D10])/8" office:value-type="float" office:value="29.2454032847379" calcext:value-type="float">
            <text:p>29.25 </text:p>
          </table:table-cell>
          <table:table-cell table:style-name="ce23"/>
          <table:table-cell table:number-columns-repeated="1019"/>
        </table:table-row>
        <table:table-row table:style-name="ro12">
          <table:table-cell table:style-name="ce21" office:value-type="string" calcext:value-type="string">
            <text:p>Par jour</text:p>
          </table:table-cell>
          <table:table-cell/>
          <table:table-cell table:style-name="ce29"/>
          <table:table-cell table:style-name="ce29" table:formula="of:=8*[.D24]" office:value-type="float" office:value="233.963226277903" calcext:value-type="float">
            <text:p>233.96 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.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.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.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.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.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.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24" office:value-type="string" calcext:value-type="string">
            <text:p>reste à facturer après 2<text:span text:style-name="T1">e</text:span> partie</text:p>
          </table:table-cell>
          <table:table-cell table:style-name="ce24" table:formula="of:=[.D18]-([.B31]+[.B37])" office:value-type="float" office:value="7589.25" calcext:value-type="float">
            <text:p>7589.25</text:p>
          </table:table-cell>
          <table:table-cell table:style-name="ce31" office:value-type="float" office:value="6694.29" calcext:value-type="float">
            <text:p>6694.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.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.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.5</text:p>
          </table:table-cell>
          <table:table-cell table:number-columns-repeated="1022"/>
        </table:table-row>
        <table:table-row table:style-name="ro9">
          <table:table-cell table:style-name="ce24" office:value-type="string" calcext:value-type="string">
            <text:p>reste à se partager</text:p>
          </table:table-cell>
          <table:table-cell table:style-name="ce24" table:formula="of:=[.B42]-SUM([.B44:.B46])" office:value-type="float" office:value="5184.75" calcext:value-type="float">
            <text:p>5184.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24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26" table:formula="of:=([.B35]+[.B40]+[.B44])/35" office:value-type="float" office:value="222.687142857143" calcext:value-type="float">
            <text:p>222.69</text:p>
          </table:table-cell>
          <table:table-cell table:style-name="ce26" table:formula="of:=([.B50]/[.B53])*100" office:value-type="float" office:value="46.2903790987866" calcext:value-type="float">
            <text:p>46.29</text:p>
          </table:table-cell>
          <table:table-cell table:style-name="ce33" table:formula="of:=[.B47]*[.C50]/100" office:value-type="float" office:value="2400.04043032434" calcext:value-type="float">
            <text:p>2,400.04 </text:p>
          </table:table-cell>
          <table:table-cell table:style-name="ce33" table:formula="of:=[.D50]+[.B44]" office:value-type="float" office:value="3264.54043032434" calcext:value-type="float">
            <text:p>3,264.54 </text:p>
          </table:table-cell>
          <table:table-cell table:style-name="ce33" table:formula="of:=[.E50]-([.E50]/10)" office:value-type="float" office:value="2938.08638729191" calcext:value-type="float">
            <text:p>2,938.09 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26" table:formula="of:=([.B34]+[.B39]+[.B46])/35" office:value-type="float" office:value="134.678571428571" calcext:value-type="float">
            <text:p>134.68</text:p>
          </table:table-cell>
          <table:table-cell table:style-name="ce26" table:formula="of:=([.B51]/[.B53])*100" office:value-type="float" office:value="27.9958781989987" calcext:value-type="float">
            <text:p>28.00</text:p>
          </table:table-cell>
          <table:table-cell table:style-name="ce33" table:formula="of:=[.B47]*[.C51]/100" office:value-type="float" office:value="1451.51629492258" calcext:value-type="float">
            <text:p>1,451.52 </text:p>
          </table:table-cell>
          <table:table-cell table:style-name="ce33" table:formula="of:=[.D51]+[.B46]" office:value-type="float" office:value="2204.01629492258" calcext:value-type="float">
            <text:p>2,204.02 </text:p>
          </table:table-cell>
          <table:table-cell table:style-name="ce33" table:formula="of:=[.E51]-([.E51]/10)" office:value-type="float" office:value="1983.61466543032" calcext:value-type="float">
            <text:p>1,983.61 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26" table:formula="of:=([.B32]+[.B33]+[.B38]+[.B45])/45" office:value-type="float" office:value="123.7" calcext:value-type="float">
            <text:p>123.70</text:p>
          </table:table-cell>
          <table:table-cell table:style-name="ce26" table:formula="of:=([.B52]/[.B53])*100" office:value-type="float" office:value="25.7137427022147" calcext:value-type="float">
            <text:p>25.71</text:p>
          </table:table-cell>
          <table:table-cell table:style-name="ce33" table:formula="of:=[.B47]*[.C52]/100" office:value-type="float" office:value="1333.19327475308" calcext:value-type="float">
            <text:p>1,333.19 </text:p>
          </table:table-cell>
          <table:table-cell table:style-name="ce33" table:formula="of:=[.D52]+[.B45]" office:value-type="float" office:value="2120.69327475308" calcext:value-type="float">
            <text:p>2,120.69 </text:p>
          </table:table-cell>
          <table:table-cell table:style-name="ce33" table:formula="of:=[.E52]-([.E52]/10)" office:value-type="float" office:value="1908.62394727777" calcext:value-type="float">
            <text:p>1,908.62 </text:p>
          </table:table-cell>
          <table:table-cell table:number-columns-repeated="1018"/>
        </table:table-row>
        <table:table-row table:style-name="ro9">
          <table:table-cell/>
          <table:table-cell table:style-name="ce26" table:formula="of:=SUM([.B50:.B52])" office:value-type="float" office:value="481.065714285714" calcext:value-type="float">
            <text:p>481.07</text:p>
          </table:table-cell>
          <table:table-cell table:style-name="ce26"/>
          <table:table-cell table:style-name="ce33" table:formula="of:=SUM([.D50:.D52])" office:value-type="float" office:value="5184.75" calcext:value-type="float">
            <text:p>5,184.75 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.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.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.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2012_2013.$A$1" table:expression="#REF!"/>
          <table:named-expression table:name="Sheet_Title" table:base-cell-address="$2012_2013.$A$1" table:expression="&quot;2012_2013&quot;"/>
        </table:named-expressions>
      </table:table>
      <table:table table:name="2013-2014" table:style-name="ta3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6" table:default-cell-style-name="ce5"/>
        <table:table-column table:style-name="co8" table:number-columns-repeated="1018" table:default-cell-style-name="ce5"/>
        <table:table-row table:style-name="ro9">
          <table:table-cell table:style-name="ce21" office:value-type="string" calcext:value-type="string">
            <text:p>Balsamine - communication – 2013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jours/pièce</text:p>
          </table:table-cell>
          <table:table-cell table:style-name="ce32" office:value-type="string" calcext:value-type="string">
            <text:p>total jours</text:p>
          </table:table-cell>
          <table:table-cell table:style-name="ce21" office:value-type="string" calcext:value-type="string">
            <text:p>HT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38" table:formula="of:=prixjour2014*[.D3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38" table:formula="of:=prixjour2014*[.D4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B5]*[.C5]" office:value-type="float" office:value="4.5" calcext:value-type="float">
            <text:p>4.5</text:p>
          </table:table-cell>
          <table:table-cell table:style-name="ce38" table:formula="of:=prixjour2014*[.D5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.33</text:p>
          </table:table-cell>
          <table:table-cell table:formula="of:=[.B6]*[.C6]" office:value-type="float" office:value="4.62" calcext:value-type="float">
            <text:p>4.62</text:p>
          </table:table-cell>
          <table:table-cell table:style-name="ce38" table:formula="of:=prixjour2014*[.D6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38" table:formula="of:=prixjour2014*[.D7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38" table:formula="of:=prixjour2014*[.D8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8" table:formula="of:=prixjour2014*[.D9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7">
          <table:table-cell table:style-name="ce21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38" table:formula="of:=prixjour2014*[.D10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3" office:value-type="string" calcext:value-type="string">
            <text:p>Total jours</text:p>
          </table:table-cell>
          <table:table-cell table:style-name="ce36" table:formula="of:=SUM([.B3:.B10])" office:value-type="float" office:value="31" calcext:value-type="float">
            <text:p>31</text:p>
          </table:table-cell>
          <table:table-cell table:style-name="ce36"/>
          <table:table-cell table:style-name="ce36" table:formula="of:=SUM([.D3:.D10])" office:value-type="float" office:value="96.12" calcext:value-type="float">
            <text:p>96.12</text:p>
          </table:table-cell>
          <table:table-cell table:style-name="ce43" table:formula="of:=prixjour2014*[.D11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Total TVAC</text:p>
          </table:table-cell>
          <table:table-cell table:style-name="ce21"/>
          <table:table-cell table:style-name="ce29"/>
          <table:table-cell table:style-name="ce21" office:value-type="float" office:value="25000" calcext:value-type="float">
            <text:p>25000</text:p>
          </table:table-cell>
          <table:table-cell table:style-name="ce21" office:value-type="string" calcext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1" office:value-type="string" calcext:value-type="string">
            <text:p>Total HTVA selon répartition 5/8 à 21% et 3/8 à 6%</text:p>
          </table:table-cell>
          <table:table-cell/>
          <table:table-cell table:style-name="ce29"/>
          <table:table-cell table:style-name="ce29" table:formula="of:=(([.D12]*0.625)/1.21)+(([.D12]*0.375)/1.06)" office:value-type="float" office:value="21757.5627631374" calcext:value-type="float">
            <text:p>21,757.56 </text:p>
          </table:table-cell>
          <table:table-cell table:style-name="ce21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Après coût Smart</text:p>
          </table:table-cell>
          <table:table-cell/>
          <table:table-cell table:style-name="ce29"/>
          <table:table-cell table:style-name="ce29" table:formula="of:=[.D13]-([.D13]*0.065)" office:value-type="float" office:value="20343.3211835334" calcext:value-type="float">
            <text:p>20,343.32 </text:p>
          </table:table-cell>
          <table:table-cell table:style-name="ce21"/>
          <table:table-cell table:number-columns-repeated="1019"/>
        </table:table-row>
        <table:table-row table:style-name="ro16">
          <table:table-cell table:style-name="ce21" office:value-type="string" calcext:value-type="string">
            <text:p>Fee OSP 10%</text:p>
          </table:table-cell>
          <table:table-cell table:number-columns-repeated="2"/>
          <table:table-cell table:style-name="ce38" table:formula="of:=[.D14]*0.1" office:value-type="float" office:value="2034.33211835334" calcext:value-type="float">
            <text:p>2,034.33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3" office:value-type="string" calcext:value-type="string">
            <text:p>Par heure</text:p>
          </table:table-cell>
          <table:table-cell table:style-name="ce23"/>
          <table:table-cell table:style-name="ce28"/>
          <table:table-cell table:style-name="ce28" table:formula="of:=[.D18]/8" office:value-type="float" office:value="25.6492283666043" calcext:value-type="float">
            <text:p>25.65 </text:p>
          </table:table-cell>
          <table:table-cell table:style-name="ce23" office:value-type="string" calcext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Par jour</text:p>
          </table:table-cell>
          <table:table-cell/>
          <table:table-cell table:style-name="ce29"/>
          <table:table-cell table:style-name="ce29" table:formula="of:=(([.D13]-[.D15])/[.D11])" office:value-type="float" office:value="205.193826932834" calcext:value-type="float">
            <text:p>205.19 </text:p>
          </table:table-cell>
          <table:table-cell table:style-name="ce21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34" office:value-type="string" calcext:value-type="string">
            <text:p>RESTE À PARTAGER</text:p>
          </table:table-cell>
          <table:table-cell table:style-name="ce34" table:number-columns-repeated="2"/>
          <table:table-cell table:style-name="ce40" table:formula="of:=[.D12]-([.C28]+[.C41])" office:value-type="float" office:value="5124.41293871834" calcext:value-type="float">
            <text:p>5,124.41 </text:p>
          </table:table-cell>
          <table:table-cell table:style-name="ce3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35" office:value-type="string" calcext:value-type="string">
            <text:p>4 mars → 12 juin inclus</text:p>
          </table:table-cell>
          <table:table-cell table:style-name="ce35" office:value-type="string" calcext:value-type="string">
            <text:p>heures</text:p>
          </table:table-cell>
          <table:table-cell table:style-name="ce35" office:value-type="string" calcext:value-type="string">
            <text:p>total TTC</text:p>
          </table:table-cell>
          <table:table-cell table:style-name="ce35" office:value-type="string" calcext:value-type="string">
            <text:p>%</text:p>
          </table:table-cell>
          <table:table-cell table:style-name="ce35" office:value-type="string" calcext:value-type="string">
            <text:p>à facturer à Smart</text:p>
          </table:table-cell>
          <table:table-cell table:number-columns-repeated="5"/>
          <table:table-cell table:style-name="ce35" table:number-columns-repeated="1014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38" table:formula="of:=ph*[.B23]" office:value-type="float" office:value="5258.09181515388" calcext:value-type="float">
            <text:p>5,258.09 </text:p>
          </table:table-cell>
          <table:table-cell table:formula="of:=[.B23]*100/[.B28]" office:value-type="float" office:value="34.5350404312668" calcext:value-type="float">
            <text:p>34.5350404312668</text:p>
          </table:table-cell>
          <table:table-cell table:style-name="ce33" table:formula="of:=[.D23]/100*[.D33]" office:value-type="float" office:value="4174.23168800539" calcext:value-type="float">
            <text:p>4,174.23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178.6" calcext:value-type="float">
            <text:p>178.6</text:p>
          </table:table-cell>
          <table:table-cell table:style-name="ce38" table:formula="of:=ph*[.B24]" office:value-type="float" office:value="4580.95218627553" calcext:value-type="float">
            <text:p>4,580.95 </text:p>
          </table:table-cell>
          <table:table-cell table:formula="of:=[.B24]*100/[.B28]" office:value-type="float" office:value="30.0876010781671" calcext:value-type="float">
            <text:p>30.0876010781671</text:p>
          </table:table-cell>
          <table:table-cell table:style-name="ce33" table:formula="of:=[.D24]/100*[.D33]" office:value-type="float" office:value="3636.67209501348" calcext:value-type="float">
            <text:p>3,636.67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99.5" calcext:value-type="float">
            <text:p>99.5</text:p>
          </table:table-cell>
          <table:table-cell table:style-name="ce38" table:formula="of:=ph*[.B25]" office:value-type="float" office:value="2552.09822247713" calcext:value-type="float">
            <text:p>2,552.10 </text:p>
          </table:table-cell>
          <table:table-cell table:formula="of:=[.B25]*100/[.B28]" office:value-type="float" office:value="16.7621293800539" calcext:value-type="float">
            <text:p>16.7621293800539</text:p>
          </table:table-cell>
          <table:table-cell table:style-name="ce33" table:formula="of:=[.D25]/100*[.D33]" office:value-type="float" office:value="2026.02952661725" calcext:value-type="float">
            <text:p>2,026.03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08.5" calcext:value-type="float">
            <text:p>108.5</text:p>
          </table:table-cell>
          <table:table-cell table:style-name="ce38" table:formula="of:=ph*[.B26]" office:value-type="float" office:value="2782.94127777656" calcext:value-type="float">
            <text:p>2,782.94 </text:p>
          </table:table-cell>
          <table:table-cell table:formula="of:=[.B26]*100/[.B28]" office:value-type="float" office:value="18.2783018867925" calcext:value-type="float">
            <text:p>18.2783018867925</text:p>
          </table:table-cell>
          <table:table-cell table:style-name="ce33" table:formula="of:=[.D26]/100*[.D33]" office:value-type="float" office:value="2209.28847877358" calcext:value-type="float">
            <text:p>2,209.29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38" table:formula="of:=ph*[.B27]" office:value-type="float" office:value="51.2984567332086" calcext:value-type="float">
            <text:p>51.30 </text:p>
          </table:table-cell>
          <table:table-cell table:formula="of:=[.B27]*100/[.B28]" office:value-type="float" office:value="0.336927223719677" calcext:value-type="float">
            <text:p>0.3369272237197</text:p>
          </table:table-cell>
          <table:table-cell table:style-name="ce33" table:formula="of:=[.D27]/100*[.D33]" office:value-type="float" office:value="40.7242115902965" calcext:value-type="float">
            <text:p>40.72 </text:p>
          </table:table-cell>
          <table:table-cell table:number-columns-repeated="1019"/>
        </table:table-row>
        <table:table-row table:style-name="ro9">
          <table:table-cell table:style-name="ce36" office:value-type="string" calcext:value-type="string">
            <text:p>total</text:p>
          </table:table-cell>
          <table:table-cell table:style-name="ce36" table:formula="of:=SUM([.B23:.B27])" office:value-type="float" office:value="593.6" calcext:value-type="float">
            <text:p>593.6</text:p>
          </table:table-cell>
          <table:table-cell table:style-name="ce39" table:formula="of:=ph*[.B28]" office:value-type="float" office:value="15225.3819584163" calcext:value-type="float">
            <text:p>15,225.38 </text:p>
          </table:table-cell>
          <table:table-cell table:style-name="ce41" table:formula="of:=SUM([.D23:.D27])" office:value-type="float" office:value="100" calcext:value-type="float">
            <text:p>100</text:p>
          </table:table-cell>
          <table:table-cell table:style-name="ce44" table:formula="of:=SUM([.E23:.E27])" office:value-type="float" office:value="12086.946" calcext:value-type="float">
            <text:p>12,086.95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.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Après 6%TVA et 6,5 % Smart</text:p>
          </table:table-cell>
          <table:table-cell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.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.99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à se départager</text:p>
          </table:table-cell>
          <table:table-cell office:value-type="string" calcext:value-type="string">
            <text:p>à se départager</text:p>
          </table:table-cell>
          <table:table-cell/>
          <table:table-cell table:style-name="ce42" table:formula="of:=[.D31]-[.D32]" office:value-type="float" office:value="12086.946" calcext:value-type="float">
            <text:p>12086.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35" office:value-type="string" calcext:value-type="string">
            <text:p>12 juin → 20 octobre inclus</text:p>
          </table:table-cell>
          <table:table-cell table:style-name="ce35" office:value-type="string" calcext:value-type="string">
            <text:p>heures</text:p>
          </table:table-cell>
          <table:table-cell table:style-name="ce35" office:value-type="string" calcext:value-type="string">
            <text:p>total TTC</text:p>
          </table:table-cell>
          <table:table-cell table:style-name="ce35" office:value-type="string" calcext:value-type="string">
            <text:p>%</text:p>
          </table:table-cell>
          <table:table-cell table:style-name="ce35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64" calcext:value-type="float">
            <text:p>64</text:p>
          </table:table-cell>
          <table:table-cell table:style-name="ce38" table:formula="of:=ph*[.B36]" office:value-type="float" office:value="1641.55061546267" calcext:value-type="float">
            <text:p>1,641.55 </text:p>
          </table:table-cell>
          <table:table-cell table:formula="of:=[.B36]*100/[.B41]" office:value-type="float" office:value="35.3006067291782" calcext:value-type="float">
            <text:p>35.3006067291782</text:p>
          </table:table-cell>
          <table:table-cell table:style-name="ce33" table:formula="of:=[.D36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90.3" calcext:value-type="float">
            <text:p>90.3</text:p>
          </table:table-cell>
          <table:table-cell table:style-name="ce38" table:formula="of:=ph*[.B37]" office:value-type="float" office:value="2316.12532150437" calcext:value-type="float">
            <text:p>2,316.13 </text:p>
          </table:table-cell>
          <table:table-cell table:formula="of:=[.B37]*100/[.B41]" office:value-type="float" office:value="49.8069498069498" calcext:value-type="float">
            <text:p>49.8069498069498</text:p>
          </table:table-cell>
          <table:table-cell table:style-name="ce33" table:formula="of:=[.D37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13.5" calcext:value-type="float">
            <text:p>13.5</text:p>
          </table:table-cell>
          <table:table-cell table:style-name="ce38" table:formula="of:=ph*[.B38]" office:value-type="float" office:value="346.264582949158" calcext:value-type="float">
            <text:p>346.26 </text:p>
          </table:table-cell>
          <table:table-cell table:formula="of:=[.B38]*100/[.B41]" office:value-type="float" office:value="7.44622173193602" calcext:value-type="float">
            <text:p>7.446221731936</text:p>
          </table:table-cell>
          <table:table-cell table:style-name="ce33" table:formula="of:=[.D38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2.5" calcext:value-type="float">
            <text:p>12.5</text:p>
          </table:table-cell>
          <table:table-cell table:style-name="ce38" table:formula="of:=ph*[.B39]" office:value-type="float" office:value="320.615354582554" calcext:value-type="float">
            <text:p>320.62 </text:p>
          </table:table-cell>
          <table:table-cell table:formula="of:=[.B39]*100/[.B41]" office:value-type="float" office:value="6.89464975179261" calcext:value-type="float">
            <text:p>6.8946497517926</text:p>
          </table:table-cell>
          <table:table-cell table:style-name="ce33" table:formula="of:=[.D39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38" table:formula="of:=ph*[.B40]" office:value-type="float" office:value="25.6492283666043" calcext:value-type="float">
            <text:p>25.65 </text:p>
          </table:table-cell>
          <table:table-cell table:formula="of:=[.B40]*100/[.B41]" office:value-type="float" office:value="0.551571980143409" calcext:value-type="float">
            <text:p>0.5515719801434</text:p>
          </table:table-cell>
          <table:table-cell table:style-name="ce33" table:formula="of:=[.D40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table:style-name="ce36" office:value-type="string" calcext:value-type="string">
            <text:p>total</text:p>
          </table:table-cell>
          <table:table-cell table:style-name="ce36" table:formula="of:=SUM([.B36:.B40])" office:value-type="float" office:value="181.3" calcext:value-type="float">
            <text:p>181.3</text:p>
          </table:table-cell>
          <table:table-cell table:style-name="ce39" table:formula="of:=ph*[.B41]" office:value-type="float" office:value="4650.20510286536" calcext:value-type="float">
            <text:p>4,650.21 </text:p>
          </table:table-cell>
          <table:table-cell table:style-name="ce41" table:formula="of:=SUM([.D36:.D40])" office:value-type="float" office:value="100" calcext:value-type="float">
            <text:p>100</text:p>
          </table:table-cell>
          <table:table-cell table:style-name="ce44" table:formula="of:=SUM([.E36:.E40])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41]/8" office:value-type="float" office:value="22.6625" calcext:value-type="float">
            <text:p>22.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Après 6%TVA et 6,5 % Smart</text:p>
          </table:table-cell>
          <table:table-cell table:number-columns-repeated="2"/>
          <table:table-cell office:value-type="float" office:value="4101.84" calcext:value-type="float">
            <text:p>4101.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 % OSP</text:p>
          </table:table-cell>
          <table:table-cell table:number-columns-repeated="2"/>
          <table:table-cell table:formula="of:=[.D44]/10" office:value-type="float" office:value="410.184" calcext:value-type="float">
            <text:p>410.1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à se départager</text:p>
          </table:table-cell>
          <table:table-cell table:number-columns-repeated="2"/>
          <table:table-cell table:formula="of:=[.D44]-[.D45]" office:value-type="float" office:value="3691.656" calcext:value-type="float">
            <text:p>3691.656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Ludi</text:p>
          </table:table-cell>
          <table:table-cell table:number-columns-repeated="3"/>
          <table:table-cell table:style-name="ce26" table:formula="of:=[.D46]*[.D36]/100" office:value-type="float" office:value="1303.17696635411" calcext:value-type="float">
            <text:p>1303.1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teph</text:p>
          </table:table-cell>
          <table:table-cell table:number-columns-repeated="3"/>
          <table:table-cell table:style-name="ce26" table:formula="of:=[.D46]*[.D37]/100" office:value-type="float" office:value="1838.70125096525" calcext:value-type="float">
            <text:p>1838.7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arah</text:p>
          </table:table-cell>
          <table:table-cell table:number-columns-repeated="3"/>
          <table:table-cell table:style-name="ce26" table:formula="of:=[.D46]*[.D38]/100" office:value-type="float" office:value="274.88889134032" calcext:value-type="float">
            <text:p>274.8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Pierre</text:p>
          </table:table-cell>
          <table:table-cell table:number-columns-repeated="3"/>
          <table:table-cell table:style-name="ce26" table:formula="of:=[.D46]*[.D39]/100" office:value-type="float" office:value="254.526751241037" calcext:value-type="float">
            <text:p>254.5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Alex</text:p>
          </table:table-cell>
          <table:table-cell table:number-columns-repeated="3"/>
          <table:table-cell table:style-name="ce26" table:formula="of:=[.D46]*[.D40]/100" office:value-type="float" office:value="20.362140099283" calcext:value-type="float">
            <text:p>20.36</text:p>
          </table:table-cell>
          <table:table-cell table:number-columns-repeated="1019"/>
        </table:table-row>
        <table:table-row table:style-name="ro9" table:number-rows-repeated="1048523">
          <table:table-cell table:number-columns-repeated="1024"/>
        </table:table-row>
        <table:table-row table:style-name="ro9">
          <table:table-cell table:style-name="ce37" table:number-columns-repeated="1024"/>
        </table:table-row>
        <table:table-row table:style-name="ro9">
          <table:table-cell table:style-name="ce37" table:number-columns-repeated="1024"/>
        </table:table-row>
        <table:named-expressions>
          <table:named-expression table:name="Print_Area" table:base-cell-address="$'2013-2014'.$A$1" table:expression="#REF!"/>
          <table:named-expression table:name="Sheet_Title" table:base-cell-address="$'2013-2014'.$A$1" table:expression="&quot;2013-2014&quot;"/>
        </table:named-expressions>
      </table:table>
      <table:table table:name="2014-2015" table:style-name="ta4">
        <office:forms form:automatic-focus="false" form:apply-design-mode="false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8" table:number-columns-repeated="1017" table:default-cell-style-name="ce56"/>
        <table:table-row table:style-name="ro18">
          <table:table-cell table:style-name="ce53" office:value-type="string" calcext:value-type="string">
            <text:p>Balsamine - communication – 2014 - Budget en évolution</text:p>
          </table:table-cell>
          <table:table-cell table:style-name="ce53" office:value-type="string" calcext:value-type="string">
            <text:p>Quantité</text:p>
          </table:table-cell>
          <table:table-cell table:style-name="ce53" office:value-type="string" calcext:value-type="string">
            <text:p>Jours/pièce</text:p>
          </table:table-cell>
          <table:table-cell table:style-name="ce64" office:value-type="string" calcext:value-type="string">
            <text:p>Total jours</text:p>
          </table:table-cell>
          <table:table-cell/>
          <table:table-cell table:style-name="ce70" table:number-columns-repeated="1019"/>
        </table:table-row>
        <table:table-row table:style-name="ro18">
          <table:table-cell table:style-name="ce54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69" calcext:value-type="float">
            <text:p>69.00</text:p>
          </table:table-cell>
          <table:table-cell table:style-name="ce60" table:formula="of:=[.B2]*[.C2]" office:value-type="float" office:value="69" calcext:value-type="float">
            <text:p>69.00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3" calcext:value-type="float">
            <text:p>3.00</text:p>
          </table:table-cell>
          <table:table-cell table:style-name="ce60" table:formula="of:=[.B3]*[.C3]" office:value-type="float" office:value="3" calcext:value-type="float">
            <text:p>3.00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Affiches </text:p>
          </table:table-cell>
          <table:table-cell office:value-type="float" office:value="8" calcext:value-type="float">
            <text:p>8</text:p>
          </table:table-cell>
          <table:table-cell table:style-name="ce60" office:value-type="float" office:value="1" calcext:value-type="float">
            <text:p>1.00</text:p>
          </table:table-cell>
          <table:table-cell table:style-name="ce60" table:formula="of:=[.B4]*[.C4]" office:value-type="float" office:value="8" calcext:value-type="float">
            <text:p>8.00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Flyers</text:p>
          </table:table-cell>
          <table:table-cell office:value-type="float" office:value="8" calcext:value-type="float">
            <text:p>8</text:p>
          </table:table-cell>
          <table:table-cell table:style-name="ce60" office:value-type="float" office:value="0.5" calcext:value-type="float">
            <text:p>0.50</text:p>
          </table:table-cell>
          <table:table-cell table:style-name="ce60" table:formula="of:=[.B5]*[.C5]" office:value-type="float" office:value="4" calcext:value-type="float">
            <text:p>4.00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Flyer PIF repiqué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2" calcext:value-type="float">
            <text:p>2.00</text:p>
          </table:table-cell>
          <table:table-cell table:style-name="ce60" table:formula="of:=[.B6]*[.C6]" office:value-type="float" office:value="2" calcext:value-type="float">
            <text:p>2.00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Programme madeleines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9" calcext:value-type="float">
            <text:p>9.00</text:p>
          </table:table-cell>
          <table:table-cell table:style-name="ce60" table:formula="of:=[.B7]*[.C7]" office:value-type="float" office:value="9" calcext:value-type="float">
            <text:p>9.00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Home d'été, web, édition web cas par cas, newsletter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0" calcext:value-type="float">
            <text:p>10.00</text:p>
          </table:table-cell>
          <table:table-cell table:style-name="ce60" table:formula="of:=[.B8]*[.C8]" office:value-type="float" office:value="10" calcext:value-type="float">
            <text:p>10.00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Mur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0.75" calcext:value-type="float">
            <text:p>0.75</text:p>
          </table:table-cell>
          <table:table-cell table:style-name="ce60" table:formula="of:=[.B9]*[.C9]" office:value-type="float" office:value="0.75" calcext:value-type="float">
            <text:p>0.75</text:p>
          </table:table-cell>
          <table:table-cell table:number-columns-repeated="1020"/>
        </table:table-row>
        <table:table-row table:style-name="ro18">
          <table:table-cell table:style-name="ce54"/>
          <table:table-cell table:number-columns-repeated="1023"/>
        </table:table-row>
        <table:table-row table:style-name="ro18">
          <table:table-cell table:style-name="ce54" office:value-type="string" calcext:value-type="string">
            <text:p>Total jours</text:p>
          </table:table-cell>
          <table:table-cell table:number-columns-repeated="2"/>
          <table:table-cell table:formula="of:=SUM([.D2:.D9])" office:value-type="float" office:value="105.75" calcext:value-type="float">
            <text:p>105.75</text:p>
          </table:table-cell>
          <table:table-cell table:number-columns-repeated="1020"/>
        </table:table-row>
        <table:table-row table:style-name="ro18">
          <table:table-cell table:style-name="ce54"/>
          <table:table-cell table:number-columns-repeated="3"/>
          <table:table-cell table:style-name="ce62"/>
          <table:table-cell table:number-columns-repeated="1019"/>
        </table:table-row>
        <table:table-row table:style-name="ro18">
          <table:table-cell table:style-name="ce54" office:value-type="string" calcext:value-type="string">
            <text:p>Total TVAC</text:p>
          </table:table-cell>
          <table:table-cell table:style-name="ce54"/>
          <table:table-cell table:style-name="ce61"/>
          <table:table-cell table:style-name="ce65" office:value-type="float" office:value="25000" calcext:value-type="float">
            <text:p>25,000.00 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Total HTVA selon répartition 5/8 à 21% et 3/8 à 6%</text:p>
          </table:table-cell>
          <table:table-cell/>
          <table:table-cell table:style-name="ce61"/>
          <table:table-cell table:style-name="ce65" table:formula="of:=(([.D13]*0)/1.21)+(([.D13]*1)/1.06)" office:value-type="float" office:value="23584.9056603774" calcext:value-type="float">
            <text:p>23,584.91 </text:p>
          </table:table-cell>
          <table:table-cell/>
          <table:table-cell office:value-type="string" calcext:value-type="string">
            <text:p>demander à la conseillère!</text:p>
          </table:table-cell>
          <table:table-cell table:number-columns-repeated="1018"/>
        </table:table-row>
        <table:table-row table:style-name="ro18">
          <table:table-cell table:style-name="ce54" office:value-type="string" calcext:value-type="string">
            <text:p>Après coût Smart</text:p>
          </table:table-cell>
          <table:table-cell/>
          <table:table-cell table:style-name="ce61"/>
          <table:table-cell table:style-name="ce65" table:formula="of:=[.D14]-([.D14]*0.065)" office:value-type="float" office:value="22051.8867924528" calcext:value-type="float">
            <text:p>22,051.89 </text:p>
          </table:table-cell>
          <table:table-cell table:style-name="ce54"/>
          <table:table-cell table:number-columns-repeated="1019"/>
        </table:table-row>
        <table:table-row table:style-name="ro18">
          <table:table-cell table:style-name="ce54" office:value-type="string" calcext:value-type="string">
            <text:p>Fee OSP 10%</text:p>
          </table:table-cell>
          <table:table-cell table:number-columns-repeated="2"/>
          <table:table-cell table:style-name="ce63" table:formula="of:=[.D15]*0.1" office:value-type="float" office:value="2205.18867924528" calcext:value-type="float">
            <text:p>2,205.19 </text:p>
          </table:table-cell>
          <table:table-cell table:number-columns-repeated="1020"/>
        </table:table-row>
        <table:table-row table:style-name="ro18">
          <table:table-cell table:style-name="ce55" table:number-columns-repeated="1024"/>
        </table:table-row>
        <table:table-row table:style-name="ro18">
          <table:table-cell table:style-name="ce54" office:value-type="string" calcext:value-type="string">
            <text:p>Par heure</text:p>
          </table:table-cell>
          <table:table-cell table:style-name="ce54"/>
          <table:table-cell table:style-name="ce61"/>
          <table:table-cell table:style-name="ce65" table:formula="of:=[.D19]/8" office:value-type="float" office:value="25.2715330746242" calcext:value-type="float">
            <text:p>25.27 </text:p>
          </table:table-cell>
          <table:table-cell table:number-columns-repeated="1020"/>
        </table:table-row>
        <table:table-row table:style-name="ro18">
          <table:table-cell table:style-name="ce54" office:value-type="string" calcext:value-type="string">
            <text:p>Par jour</text:p>
          </table:table-cell>
          <table:table-cell/>
          <table:table-cell table:style-name="ce61"/>
          <table:table-cell table:style-name="ce65" table:formula="of:=(([.D14]-[.D16])/[.D11])" office:value-type="float" office:value="202.172264596994" calcext:value-type="float">
            <text:p>202.17 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57" office:value-type="string" calcext:value-type="string">
            <text:p>14 février → 26 mai inclus (programme + aff saison)</text:p>
          </table:table-cell>
          <table:table-cell table:style-name="ce57" office:value-type="string" calcext:value-type="string">
            <text:p>heures</text:p>
          </table:table-cell>
          <table:table-cell table:style-name="ce57" office:value-type="string" calcext:value-type="string">
            <text:p>total TTC</text:p>
          </table:table-cell>
          <table:table-cell table:style-name="ce66" office:value-type="percentage" office:value="0.5" calcext:value-type="percentage">
            <text:p>50.00%</text:p>
          </table:table-cell>
          <table:table-cell table:style-name="ce66" office:value-type="percentage" office:value="0.3" calcext:value-type="percentage">
            <text:p>30.00%</text:p>
          </table:table-cell>
          <table:table-cell table:style-name="ce66" office:value-type="percentage" office:value="0.6" calcext:value-type="percentage">
            <text:p>60.00%</text:p>
          </table:table-cell>
          <table:table-cell table:style-name="ce57" table:number-columns-repeated="1018"/>
        </table:table-row>
        <table:table-row table:style-name="ro18">
          <table:table-cell office:value-type="string" calcext:value-type="string">
            <text:p>Ludi</text:p>
          </table:table-cell>
          <table:table-cell table:style-name="ce59" office:value-type="float" office:value="140.5" calcext:value-type="float">
            <text:p>140.5</text:p>
          </table:table-cell>
          <table:table-cell table:style-name="ce62" table:formula="of:=prixh2014*[.B22]" office:value-type="float" office:value="3550.6503969847" calcext:value-type="float">
            <text:p>3,550.65 </text:p>
          </table:table-cell>
          <table:table-cell table:style-name="ce62" table:formula="of:=[.C22]/2" office:value-type="float" office:value="1775.32519849235" calcext:value-type="float">
            <text:p>1,775.33 </text:p>
          </table:table-cell>
          <table:table-cell table:style-name="ce69" table:formula="of:=[.C22]*0.2944" office:value-type="float" office:value="1045.3114768723" calcext:value-type="float">
            <text:p>1,045.31 </text:p>
          </table:table-cell>
          <table:table-cell table:style-name="ce62" table:formula="of:=[.C22]*0.66" office:value-type="float" office:value="2343.4292620099" calcext:value-type="float">
            <text:p>2,343.43 </text:p>
          </table:table-cell>
          <table:table-cell/>
          <table:table-cell table:formula="of:=SUM([.D22]*0.9)" office:value-type="float" office:value="1597.79267864312" calcext:value-type="float">
            <text:p>1597.79267864312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Steph</text:p>
          </table:table-cell>
          <table:table-cell table:style-name="ce59" office:value-type="float" office:value="191.2" calcext:value-type="float">
            <text:p>191.2</text:p>
          </table:table-cell>
          <table:table-cell table:style-name="ce62" table:formula="of:=prixh2014*[.B23]" office:value-type="float" office:value="4831.91712386815" calcext:value-type="float">
            <text:p>4,831.92 </text:p>
          </table:table-cell>
          <table:table-cell table:style-name="ce62" table:formula="of:=[.C23]/2" office:value-type="float" office:value="2415.95856193407" calcext:value-type="float">
            <text:p>2,415.96 </text:p>
          </table:table-cell>
          <table:table-cell table:style-name="ce69" table:formula="of:=[.C23]*0.2944" office:value-type="float" office:value="1422.51640126678" calcext:value-type="float">
            <text:p>1,422.52 </text:p>
          </table:table-cell>
          <table:table-cell table:style-name="ce62" table:formula="of:=[.C23]*0.66" office:value-type="float" office:value="3189.06530175298" calcext:value-type="float">
            <text:p>3,189.07 </text:p>
          </table:table-cell>
          <table:table-cell/>
          <table:table-cell table:formula="of:=SUM([.D23]*0.9)" office:value-type="float" office:value="2174.36270574066" calcext:value-type="float">
            <text:p>2174.36270574066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Sarah</text:p>
          </table:table-cell>
          <table:table-cell table:style-name="ce59" office:value-type="float" office:value="114.5" calcext:value-type="float">
            <text:p>114.5</text:p>
          </table:table-cell>
          <table:table-cell table:style-name="ce62" table:formula="of:=prixh2014*[.B24]" office:value-type="float" office:value="2893.59053704447" calcext:value-type="float">
            <text:p>2,893.59 </text:p>
          </table:table-cell>
          <table:table-cell table:style-name="ce62" table:formula="of:=[.C24]/2" office:value-type="float" office:value="1446.79526852224" calcext:value-type="float">
            <text:p>1,446.80 </text:p>
          </table:table-cell>
          <table:table-cell table:style-name="ce69" table:formula="of:=[.C24]*0.2944" office:value-type="float" office:value="851.873054105892" calcext:value-type="float">
            <text:p>851.87 </text:p>
          </table:table-cell>
          <table:table-cell table:style-name="ce62" table:formula="of:=[.C24]*0.66" office:value-type="float" office:value="1909.76975444935" calcext:value-type="float">
            <text:p>1,909.77 </text:p>
          </table:table-cell>
          <table:table-cell/>
          <table:table-cell table:formula="of:=SUM([.D24]*0.9)" office:value-type="float" office:value="1302.11574167002" calcext:value-type="float">
            <text:p>1302.11574167002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ierre</text:p>
          </table:table-cell>
          <table:table-cell table:style-name="ce59" office:value-type="float" office:value="104.5" calcext:value-type="float">
            <text:p>104.5</text:p>
          </table:table-cell>
          <table:table-cell table:style-name="ce62" table:formula="of:=prixh2014*[.B25]" office:value-type="float" office:value="2640.87520629823" calcext:value-type="float">
            <text:p>2,640.88 </text:p>
          </table:table-cell>
          <table:table-cell table:style-name="ce62" table:formula="of:=[.C25]/2" office:value-type="float" office:value="1320.43760314911" calcext:value-type="float">
            <text:p>1,320.44 </text:p>
          </table:table-cell>
          <table:table-cell table:style-name="ce69" table:formula="of:=[.C25]*0.2944" office:value-type="float" office:value="777.473660734199" calcext:value-type="float">
            <text:p>777.47 </text:p>
          </table:table-cell>
          <table:table-cell table:style-name="ce62" table:formula="of:=[.C25]*0.66" office:value-type="float" office:value="1742.97763615683" calcext:value-type="float">
            <text:p>1,742.98 </text:p>
          </table:table-cell>
          <table:table-cell/>
          <table:table-cell table:formula="of:=SUM([.D25]*0.9)" office:value-type="float" office:value="1188.3938428342" calcext:value-type="float">
            <text:p>1188.3938428342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Tom Lechner</text:p>
          </table:table-cell>
          <table:table-cell table:number-columns-repeated="2"/>
          <table:table-cell table:style-name="ce63" office:value-type="float" office:value="733" calcext:value-type="float">
            <text:p>733.00 </text:p>
          </table:table-cell>
          <table:table-cell table:style-name="ce69" table:formula="of:=[.C26]*0.2944" office:value-type="float" office:value="0" calcext:value-type="float">
            <text:p>0.00 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Christoph</text:p>
          </table:table-cell>
          <table:table-cell table:style-name="ce59" office:value-type="float" office:value="42" calcext:value-type="float">
            <text:p>42.0</text:p>
          </table:table-cell>
          <table:table-cell table:style-name="ce62" table:formula="of:=prixh2014*[.B27]" office:value-type="float" office:value="1061.40438913422" calcext:value-type="float">
            <text:p>1,061.40 </text:p>
          </table:table-cell>
          <table:table-cell table:style-name="ce62"/>
          <table:table-cell table:style-name="ce59" table:formula="of:=[.C27]" office:value-type="float" office:value="1061.40438913422" calcext:value-type="float">
            <text:p>1061.4</text:p>
          </table:table-cell>
          <table:table-cell table:style-name="ce62" table:formula="of:=[.C27]" office:value-type="float" office:value="1061.40438913422" calcext:value-type="float">
            <text:p>1,061.40 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Total heures</text:p>
          </table:table-cell>
          <table:table-cell table:style-name="ce59" table:formula="of:=SUM([.B22:.B27])" office:value-type="float" office:value="592.7" calcext:value-type="float">
            <text:p>592.7</text:p>
          </table:table-cell>
          <table:table-cell table:style-name="ce62" table:formula="of:=ph*[.B28]" office:value-type="float" office:value="15202.2976528864" calcext:value-type="float">
            <text:p>15,202.30 </text:p>
          </table:table-cell>
          <table:table-cell table:style-name="ce62"/>
          <table:table-cell table:formula="of:=[.D26]" office:value-type="float" office:value="733" calcext:value-type="float">
            <text:p>733</text:p>
          </table:table-cell>
          <table:table-cell table:style-name="ce63" table:formula="of:=[.D26]" office:value-type="float" office:value="733" calcext:value-type="float">
            <text:p>733.00 </text:p>
          </table:table-cell>
          <table:table-cell table:number-columns-repeated="1018"/>
        </table:table-row>
        <table:table-row table:style-name="ro18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Facture 1</text:p>
          </table:table-cell>
          <table:table-cell table:style-name="ce54" office:value-type="string" calcext:value-type="string">
            <text:p>50% salve 1 + Christoph + Tom</text:p>
          </table:table-cell>
          <table:table-cell table:style-name="ce67" table:formula="of:=SUM([.D22];[.D23];[.D24];[.D25];[.C27];[.D26])" office:value-type="float" office:value="8752.92102123199" calcext:value-type="float">
            <text:p>8,752.92 </text:p>
          </table:table-cell>
          <table:table-cell table:style-name="ce59" table:formula="of:=SUM([.E22:.E26])" office:value-type="float" office:value="4097.17459297917" calcext:value-type="float">
            <text:p>4097.2</text:p>
          </table:table-cell>
          <table:table-cell table:style-name="ce62" table:formula="of:=SUM([.F22:.F28])" office:value-type="float" office:value="10979.6463435033" calcext:value-type="float">
            <text:p>10,979.65 </text:p>
          </table:table-cell>
          <table:table-cell table:number-columns-repeated="2"/>
          <table:table-cell office:value-type="float" office:value="7720.73" calcext:value-type="float">
            <text:p>7720.73</text:p>
          </table:table-cell>
          <table:table-cell table:formula="of:=SUM([.I30]*0.9)" office:value-type="float" office:value="6948.657" calcext:value-type="float">
            <text:p>6948.657</text:p>
          </table:table-cell>
          <table:table-cell table:number-columns-repeated="1014"/>
        </table:table-row>
        <table:table-row table:style-name="ro18">
          <table:table-cell table:style-name="ce55"/>
          <table:table-cell/>
          <table:table-cell office:value-type="string" calcext:value-type="string">
            <text:p>50% salve 1</text:p>
          </table:table-cell>
          <table:table-cell table:style-name="ce62" table:formula="of:=SUM([.D22:.D25])" office:value-type="float" office:value="6958.51663209777" calcext:value-type="float">
            <text:p>6,958.52 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55"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style-name="ce58" office:value-type="string" calcext:value-type="string">
            <text:p>27 mai → 27 octobre </text:p>
          </table:table-cell>
          <table:table-cell table:style-name="ce58" office:value-type="string" calcext:value-type="string">
            <text:p>heures</text:p>
          </table:table-cell>
          <table:table-cell table:style-name="ce58" office:value-type="string" calcext:value-type="string">
            <text:p>total TTC</text:p>
          </table:table-cell>
          <table:table-cell table:style-name="ce58" table:number-columns-repeated="2"/>
          <table:table-cell table:style-name="ce58" office:value-type="string" calcext:value-type="string">
            <text:p>+ différence des 30% au 50%</text:p>
          </table:table-cell>
          <table:table-cell table:style-name="ce58" office:value-type="string" calcext:value-type="string">
            <text:p>total à contracter</text:p>
          </table:table-cell>
          <table:table-cell table:style-name="ce58" table:number-columns-repeated="1017"/>
        </table:table-row>
        <table:table-row table:style-name="ro18">
          <table:table-cell office:value-type="string" calcext:value-type="string">
            <text:p>Ludi</text:p>
          </table:table-cell>
          <table:table-cell office:value-type="float" office:value="52" calcext:value-type="float">
            <text:p>52</text:p>
          </table:table-cell>
          <table:table-cell table:style-name="ce63" table:formula="of:=prixh2014*[.B36]" office:value-type="float" office:value="1314.11971988046" calcext:value-type="float">
            <text:p>1,314.12 </text:p>
          </table:table-cell>
          <table:table-cell table:number-columns-repeated="2"/>
          <table:table-cell table:style-name="ce59" table:formula="of:=[.D22]-[.E22]" office:value-type="float" office:value="730.013721620054" calcext:value-type="float">
            <text:p>730.0</text:p>
          </table:table-cell>
          <table:table-cell table:style-name="ce71" table:formula="of:=[.C36]+[.F36]" office:value-type="float" office:value="2044.13344150051" calcext:value-type="float">
            <text:p>2044.1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Steph</text:p>
          </table:table-cell>
          <table:table-cell table:style-name="ce60" office:value-type="float" office:value="56.4" calcext:value-type="float">
            <text:p>56.40</text:p>
          </table:table-cell>
          <table:table-cell table:style-name="ce63" table:formula="of:=prixh2014*[.B37]" office:value-type="float" office:value="1425.3144654088" calcext:value-type="float">
            <text:p>1,425.31 </text:p>
          </table:table-cell>
          <table:table-cell table:number-columns-repeated="2"/>
          <table:table-cell table:style-name="ce59" table:formula="of:=[.D23]-[.E23]" office:value-type="float" office:value="993.442160667291" calcext:value-type="float">
            <text:p>993.4</text:p>
          </table:table-cell>
          <table:table-cell table:style-name="ce71" table:formula="of:=[.C37]+[.F37]" office:value-type="float" office:value="2418.7566260761" calcext:value-type="float">
            <text:p>2418.8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Sarah</text:p>
          </table:table-cell>
          <table:table-cell office:value-type="float" office:value="31" calcext:value-type="float">
            <text:p>31</text:p>
          </table:table-cell>
          <table:table-cell table:style-name="ce63" table:formula="of:=prixh2014*[.B38]" office:value-type="float" office:value="783.41752531335" calcext:value-type="float">
            <text:p>783.42 </text:p>
          </table:table-cell>
          <table:table-cell table:number-columns-repeated="2"/>
          <table:table-cell table:style-name="ce59" table:formula="of:=[.D24]-[.E24]" office:value-type="float" office:value="594.922214416343" calcext:value-type="float">
            <text:p>594.9</text:p>
          </table:table-cell>
          <table:table-cell table:style-name="ce71" table:formula="of:=[.C38]+[.F38]" office:value-type="float" office:value="1378.33973972969" calcext:value-type="float">
            <text:p>1378.3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Pierre</text:p>
          </table:table-cell>
          <table:table-cell office:value-type="float" office:value="29" calcext:value-type="float">
            <text:p>29</text:p>
          </table:table-cell>
          <table:table-cell table:style-name="ce63" table:formula="of:=prixh2014*[.B39]" office:value-type="float" office:value="732.874459164102" calcext:value-type="float">
            <text:p>732.87 </text:p>
          </table:table-cell>
          <table:table-cell table:number-columns-repeated="2"/>
          <table:table-cell table:style-name="ce59" table:formula="of:=[.D25]-[.E25]" office:value-type="float" office:value="542.963942414916" calcext:value-type="float">
            <text:p>543.0</text:p>
          </table:table-cell>
          <table:table-cell table:style-name="ce71" table:formula="of:=[.C39]+[.F39]" office:value-type="float" office:value="1275.83840157902" calcext:value-type="float">
            <text:p>1275.8</text:p>
          </table:table-cell>
          <table:table-cell table:number-columns-repeated="1017"/>
        </table:table-row>
        <table:table-row table:style-name="ro18">
          <table:table-cell/>
          <table:table-cell office:value-type="string" calcext:value-type="string">
            <text:p>Total salve 2</text:p>
          </table:table-cell>
          <table:table-cell table:style-name="ce63" table:formula="of:=SUM([.C36:.C39])" office:value-type="float" office:value="4255.72616976672" calcext:value-type="float">
            <text:p>4,255.73 </text:p>
          </table:table-cell>
          <table:table-cell table:number-columns-repeated="2"/>
          <table:table-cell table:style-name="ce59"/>
          <table:table-cell table:number-columns-repeated="1018"/>
        </table:table-row>
        <table:table-row table:style-name="ro18">
          <table:table-cell table:number-columns-repeated="5"/>
          <table:table-cell table:style-name="ce59"/>
          <table:table-cell table:number-columns-repeated="1018"/>
        </table:table-row>
        <table:table-row table:style-name="ro18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Facture 2</text:p>
          </table:table-cell>
          <table:table-cell table:style-name="ce54" office:value-type="string" calcext:value-type="string">
            <text:p>50% salve 1 + 100% salve 2</text:p>
          </table:table-cell>
          <table:table-cell table:style-name="ce68" table:formula="of:=[.C40]+[.D31]" office:value-type="float" office:value="11214.2428018645" calcext:value-type="float">
            <text:p>11,214.24 </text:p>
          </table:table-cell>
          <table:table-cell table:number-columns-repeated="1020"/>
        </table:table-row>
        <table:table-row table:style-name="ro18" table:number-rows-repeated="1048532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Print_Area" table:base-cell-address="$'2014-2015'.$A$1" table:expression="#REF!"/>
          <table:named-expression table:name="Sheet_Title" table:base-cell-address="$'2014-2015'.$A$1" table:expression="&quot;2014-2015&quot;"/>
        </table:named-expressions>
      </table:table>
      <table:named-expressions>
        <table:named-range table:name="ph" table:base-cell-address="$2011_2012.$D$14" table:cell-range-address="$'2013-2014'.$D$17" table:range-usable-as="repeat-column repeat-row filter print-range"/>
        <table:named-range table:name="pj" table:base-cell-address="$2011_2012.$A$1" table:cell-range-address="$2012_2013.$D$25" table:range-usable-as="repeat-column repeat-row filter print-range"/>
        <table:named-range table:name="prixh2014" table:base-cell-address="$2011_2012.$D$17" table:cell-range-address="$'2014-2015'.$D$1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Liberation Sans" svg:font-family="'Liberation Sans'"/>
    <style:font-face style:name="NotCourierSans" svg:font-family="NotCourierSans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number number:decimal-places="15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writing-mode="lr-tb" gnm:style-print="" style:print="charts drawings objects"/>
      <style:header-style>
        <style:header-footer-properties fo:min-height="0.5in" fo:margin-left="0in" fo:margin-right="0in" fo:margin-bottom="0in" fo:border="none" fo:padding="0in" style:shadow="none"/>
      </style:header-style>
      <style:footer-style>
        <style:header-footer-properties fo:min-height="0.5in" fo:margin-left="0in" fo:margin-right="0in" fo:margin-top="0in" fo:border="none" fo:padding="0in" style:shadow="none"/>
      </style:footer-style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000-00-00T00:00:04.225669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1_5f_2012" style:display-name="2011_2012" style:page-layout-name="Mpm3">
      <style:header/>
      <style:header-left style:display="false"/>
      <style:footer/>
      <style:footer-left style:display="false"/>
    </style:master-page>
    <style:master-page style:name="_32_012_5f_2013" style:display-name="2012_2013" style:page-layout-name="Mpm3">
      <style:header/>
      <style:header-left style:display="false"/>
      <style:footer/>
      <style:footer-left style:display="false"/>
    </style:master-page>
    <style:master-page style:name="_32_013-2014" style:display-name="2013-201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4-2015" style:display-name="2014-201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0:48:41.886392454</dc:date>
    <meta:print-date>2106-02-06T22:28:16Z</meta:print-date>
    <meta:creation-date>2106-02-06T22:28:16Z</meta:creation-date>
    <meta:editing-cycles>65</meta:editing-cycles>
    <meta:editing-duration>PT13H1M21S</meta:editing-duration>
    <meta:generator>LibreOffice/4.1.3.2$Linux_X86_64 LibreOffice_project/410m0$Build-2</meta:generator>
    <dc:creator>Ludi </dc:creator>
    <meta:document-statistic meta:table-count="4" meta:cell-count="577" meta:object-count="0"/>
  </office:meta>
</office:document-meta>
</file>